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text-properties officeooo:rsid="001cdcdb" officeooo:paragraph-rsid="001cdcdb"/>
    </style:style>
    <style:style style:name="T1" style:family="text">
      <style:text-properties officeooo:rsid="001cdc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hapter One</text:h>
      <text:p text:style-name="P2">This is text. </text:p>
      <text:h text:style-name="Heading_20_1" text:outline-level="1">Chapter Two</text:h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4T21:40:58.471959022</meta:creation-date>
    <dc:date>2024-02-24T21:48:06.516941804</dc:date>
    <meta:editing-duration>PT7M7S</meta:editing-duration>
    <meta:editing-cycles>2</meta:editing-cycles>
    <meta:generator>LibreOffice/24.2.0.3$Linux_X86_64 LibreOffice_project/420$Build-3</meta:generator>
    <meta:document-statistic meta:table-count="0" meta:image-count="0" meta:object-count="0" meta:page-count="2" meta:paragraph-count="3" meta:word-count="7" meta:character-count="36" meta:non-whitespace-character-count="31"/>
  </office:meta>
</office:document-meta>
</file>